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8pt" style:font-size-complex="18pt"/>
    </style:style>
    <style:style style:name="P2" style:family="paragraph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draw:transform="rotate (-1.57079632679579) translate (1.1cm 0.1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cm" draw:transform="rotate (-1.57079632679579) translate (1.4cm 0.1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875cm" svg:height="0.963cm" svg:x="0.125cm" svg:y="0.237cm">
          <draw:text-box>
            <text:p text:style-name="P2">+</text:p>
          </draw:text-box>
        </draw:frame>
        <draw:frame draw:style-name="gr2" draw:text-style-name="P2" draw:layer="layout" svg:width="0.875cm" svg:height="0.963cm" svg:x="0.525cm" svg:y="0.237cm">
          <draw:text-box>
            <text:p text:style-name="P2"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Gasser</meta:initial-creator>
    <meta:creation-date>2018-11-03T16:25:54.19</meta:creation-date>
    <meta:editing-cycles>3</meta:editing-cycles>
    <meta:editing-duration>PT26M35S</meta:editing-duration>
    <dc:date>2018-11-03T16:55:07.96</dc:date>
    <dc:creator>Dirk Gasser</dc:creator>
    <meta:generator>OpenOffice/4.1.5$Win32 OpenOffice.org_project/415m1$Build-9789</meta:generator>
    <meta:document-statistic meta:object-count="4"/>
  </office:meta>
</office:document-meta>
</file>